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34000005839E9026B39ED5755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05cm" fo:min-width="1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15cm" fo:min-width="14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" style:family="graphic" style:parent-style-name="objectwithoutfill">
      <style:graphic-properties svg:stroke-width="0.05cm" svg:stroke-color="#000000" draw:marker-start-width="0.28cm" draw:marker-end-width="0.28cm" draw:fill="solid" draw:textarea-vertical-align="middle" fo:padding-top="0.15cm" fo:padding-bottom="0.15cm" fo:padding-left="0.275cm" fo:padding-right="0.275cm"/>
    </style:style>
    <style:style style:name="P1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2.2cm" svg:height="0.725cm" svg:x="7.6cm" svg:y="1.028cm">
              <draw:text-box>
                <text:p><text:span text:style-name="T1">Animal1</text:span></text:p>
              </draw:text-box>
            </draw:frame>
            <draw:frame draw:style-name="gr2" draw:text-style-name="P2" draw:layer="layout" svg:width="19.241cm" svg:height="12.928cm" svg:x="7.299cm" svg:y="1.659cm">
              <draw:image xlink:href="Pictures/1000000000000834000005839E9026B39ED5755D.png" xlink:type="simple" xlink:show="embed" xlink:actuate="onLoad" draw:mime-type="image/png">
                <text:p/>
              </draw:image>
            </draw:frame>
            <draw:custom-shape draw:style-name="gr3" draw:text-style-name="P2" draw:layer="layout" svg:width="14.6cm" svg:height="1.4cm" svg:x="6.9cm" svg:y="2.62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14.6cm" svg:height="1.4cm" svg:x="6.9cm" svg:y="4.02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14.6cm" svg:height="1.4cm" svg:x="6.9cm" svg:y="5.42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14.6cm" svg:height="1.5cm" svg:x="6.9cm" svg:y="6.82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14.6cm" svg:height="1.4cm" svg:x="6.9cm" svg:y="8.32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14.6cm" svg:height="1.4cm" svg:x="6.9cm" svg:y="9.728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3" draw:layer="layout" svg:width="5.3cm" svg:height="0.962cm" svg:x="1.4cm" svg:y="2.828cm">
              <draw:text-box>
                <text:p>Highest - Dose 1</text:p>
              </draw:text-box>
            </draw:frame>
            <draw:frame draw:style-name="gr6" draw:text-style-name="P3" draw:layer="layout" svg:width="2.6cm" svg:height="1cm" svg:x="4.1cm" svg:y="4.228cm">
              <draw:text-box>
                <text:p>Dose 2</text:p>
              </draw:text-box>
            </draw:frame>
            <draw:frame draw:style-name="gr6" draw:text-style-name="P3" draw:layer="layout" svg:width="2.6cm" svg:height="1cm" svg:x="4.1cm" svg:y="5.628cm">
              <draw:text-box>
                <text:p>Dose 3</text:p>
              </draw:text-box>
            </draw:frame>
            <draw:frame draw:style-name="gr6" draw:text-style-name="P3" draw:layer="layout" svg:width="2.6cm" svg:height="1cm" svg:x="4.1cm" svg:y="7.128cm">
              <draw:text-box>
                <text:p>Dose 4</text:p>
              </draw:text-box>
            </draw:frame>
            <draw:frame draw:style-name="gr6" draw:text-style-name="P3" draw:layer="layout" svg:width="5.3cm" svg:height="1cm" svg:x="1.5cm" svg:y="8.528cm">
              <draw:text-box>
                <text:p>Lowest - Dose 5</text:p>
              </draw:text-box>
            </draw:frame>
            <draw:frame draw:style-name="gr6" draw:text-style-name="P3" draw:layer="layout" svg:width="4.7cm" svg:height="1cm" svg:x="1.9cm" svg:y="9.928cm">
              <draw:text-box>
                <text:p>Carrier Control</text:p>
              </draw:text-box>
            </draw:frame>
            <draw:frame draw:style-name="gr1" draw:text-style-name="P1" draw:layer="layout" svg:width="2.2cm" svg:height="0.725cm" svg:x="9.6cm" svg:y="1.003cm">
              <draw:text-box>
                <text:p><text:span text:style-name="T1">Animal2</text:span></text:p>
              </draw:text-box>
            </draw:frame>
            <draw:frame draw:style-name="gr1" draw:text-style-name="P1" draw:layer="layout" svg:width="2.2cm" svg:height="0.725cm" svg:x="11.629cm" svg:y="1.014cm">
              <draw:text-box>
                <text:p><text:span text:style-name="T1">Animal3</text:span></text:p>
              </draw:text-box>
            </draw:frame>
            <draw:frame draw:style-name="gr1" draw:text-style-name="P1" draw:layer="layout" svg:width="2.2cm" svg:height="0.725cm" svg:x="13.8cm" svg:y="1.003cm">
              <draw:text-box>
                <text:p><text:span text:style-name="T1">...</text:span></text:p>
              </draw:text-box>
            </draw:frame>
            <draw:line draw:style-name="gr7" draw:text-style-name="P4" draw:layer="layout" svg:x1="8.5cm" svg:y1="1.628cm" svg:x2="9.1cm" svg:y2="3.128cm">
              <text:p/>
            </draw:line>
            <draw:line draw:style-name="gr7" draw:text-style-name="P4" draw:layer="layout" svg:x1="10.6cm" svg:y1="1.628cm" svg:x2="10.7cm" svg:y2="3.228cm">
              <text:p/>
            </draw:line>
            <draw:line draw:style-name="gr7" draw:text-style-name="P4" draw:layer="layout" svg:x1="12.7cm" svg:y1="1.628cm" svg:x2="12.1cm" svg:y2="3.228cm">
              <text:p/>
            </draw:line>
            <draw:frame draw:style-name="gr1" draw:text-style-name="P1" draw:layer="layout" svg:width="0.7cm" svg:height="0.725cm" svg:x="8.8cm" svg:y="3cm">
              <draw:text-box>
                <text:p><text:span text:style-name="T1">A</text:span></text:p>
              </draw:text-box>
            </draw:frame>
            <draw:frame draw:style-name="gr1" draw:text-style-name="P1" draw:layer="layout" svg:width="0.7cm" svg:height="0.725cm" svg:x="10.2cm" svg:y="3cm">
              <draw:text-box>
                <text:p><text:span text:style-name="T1">A</text:span></text:p>
              </draw:text-box>
            </draw:frame>
            <draw:frame draw:style-name="gr1" draw:text-style-name="P1" draw:layer="layout" svg:width="0.7cm" svg:height="0.725cm" svg:x="11.7cm" svg:y="3cm">
              <draw:text-box>
                <text:p><text:span text:style-name="T1">A</text:span></text:p>
              </draw:text-box>
            </draw:frame>
            <draw:frame draw:style-name="gr1" draw:text-style-name="P1" draw:layer="layout" svg:width="0.7cm" svg:height="0.725cm" svg:x="13.1cm" svg:y="2.975cm">
              <draw:text-box>
                <text:p><text:span text:style-name="T1">B</text:span></text:p>
              </draw:text-box>
            </draw:frame>
            <draw:frame draw:style-name="gr1" draw:text-style-name="P1" draw:layer="layout" svg:width="0.7cm" svg:height="0.725cm" svg:x="14.6cm" svg:y="2.975cm">
              <draw:text-box>
                <text:p><text:span text:style-name="T1">B</text:span></text:p>
              </draw:text-box>
            </draw:frame>
            <draw:frame draw:style-name="gr1" draw:text-style-name="P1" draw:layer="layout" svg:width="0.7cm" svg:height="0.725cm" svg:x="16cm" svg:y="2.975cm">
              <draw:text-box>
                <text:p><text:span text:style-name="T1">B</text:span></text:p>
              </draw:text-box>
            </draw:frame>
            <draw:frame draw:style-name="gr1" draw:text-style-name="P1" draw:layer="layout" svg:width="0.7cm" svg:height="0.725cm" svg:x="17.5cm" svg:y="2.975cm">
              <draw:text-box>
                <text:p><text:span text:style-name="T1">C</text:span></text:p>
              </draw:text-box>
            </draw:frame>
            <draw:frame draw:style-name="gr1" draw:text-style-name="P1" draw:layer="layout" svg:width="0.7cm" svg:height="0.725cm" svg:x="19cm" svg:y="2.975cm">
              <draw:text-box>
                <text:p><text:span text:style-name="T1">C</text:span></text:p>
              </draw:text-box>
            </draw:frame>
            <draw:frame draw:style-name="gr1" draw:text-style-name="P1" draw:layer="layout" svg:width="0.7cm" svg:height="0.725cm" svg:x="20.4cm" svg:y="2.975cm">
              <draw:text-box>
                <text:p><text:span text:style-name="T1">C</text:span></text:p>
              </draw:text-box>
            </draw:frame>
            <draw:frame draw:style-name="gr1" draw:text-style-name="P1" draw:layer="layout" svg:width="1.099cm" svg:height="0.725cm" svg:x="21.669cm" svg:y="2.915cm">
              <draw:text-box>
                <text:p><text:span text:style-name="T1">NA</text:span></text:p>
              </draw:text-box>
            </draw:frame>
            <draw:frame draw:style-name="gr1" draw:text-style-name="P1" draw:layer="layout" svg:width="1.099cm" svg:height="0.725cm" svg:x="21.701cm" svg:y="4.375cm">
              <draw:text-box>
                <text:p><text:span text:style-name="T1">N</text:span><text:span text:style-name="T1">A</text:span></text:p>
              </draw:text-box>
            </draw:frame>
            <draw:frame draw:style-name="gr1" draw:text-style-name="P1" draw:layer="layout" svg:width="1.099cm" svg:height="0.725cm" svg:x="21.701cm" svg:y="5.8cm">
              <draw:text-box>
                <text:p><text:span text:style-name="T1">NA</text:span></text:p>
              </draw:text-box>
            </draw:frame>
            <draw:frame draw:style-name="gr1" draw:text-style-name="P1" draw:layer="layout" svg:width="1.099cm" svg:height="0.725cm" svg:x="21.7cm" svg:y="7.2cm">
              <draw:text-box>
                <text:p><text:span text:style-name="T1">N</text:span><text:span text:style-name="T1">A</text:span></text:p>
              </draw:text-box>
            </draw:frame>
            <draw:frame draw:style-name="gr1" draw:text-style-name="P1" draw:layer="layout" svg:width="1.099cm" svg:height="0.725cm" svg:x="21.701cm" svg:y="8.675cm">
              <draw:text-box>
                <text:p><text:span text:style-name="T1">NA</text:span></text:p>
              </draw:text-box>
            </draw:frame>
            <draw:frame draw:style-name="gr1" draw:text-style-name="P1" draw:layer="layout" svg:width="1.099cm" svg:height="0.725cm" svg:x="21.701cm" svg:y="10.075cm">
              <draw:text-box>
                <text:p><text:span text:style-name="T1">N</text:span><text:span text:style-name="T1">A</text:span></text:p>
              </draw:text-box>
            </draw:frame>
            <draw:frame draw:style-name="gr1" draw:text-style-name="P1" draw:layer="layout" svg:width="1.099cm" svg:height="0.725cm" svg:x="21.7cm" svg:y="11.5cm">
              <draw:text-box>
                <text:p><text:span text:style-name="T1">NA</text:span></text:p>
              </draw:text-box>
            </draw:frame>
            <draw:frame draw:style-name="gr1" draw:text-style-name="P1" draw:layer="layout" svg:width="1.099cm" svg:height="0.725cm" svg:x="21.7cm" svg:y="12.975cm">
              <draw:text-box>
                <text:p><text:span text:style-name="T1">N</text:span><text:span text:style-name="T1">A</text:span></text:p>
              </draw:text-box>
            </draw:frame>
            <draw:frame draw:style-name="gr1" draw:text-style-name="P1" draw:layer="layout" svg:width="1.099cm" svg:height="0.725cm" svg:x="23.1cm" svg:y="2.915cm">
              <draw:text-box>
                <text:p><text:span text:style-name="T1">NA</text:span></text:p>
              </draw:text-box>
            </draw:frame>
            <draw:frame draw:style-name="gr1" draw:text-style-name="P1" draw:layer="layout" svg:width="1.099cm" svg:height="0.725cm" svg:x="23.132cm" svg:y="4.375cm">
              <draw:text-box>
                <text:p><text:span text:style-name="T1">N</text:span><text:span text:style-name="T1">A</text:span></text:p>
              </draw:text-box>
            </draw:frame>
            <draw:frame draw:style-name="gr1" draw:text-style-name="P1" draw:layer="layout" svg:width="1.099cm" svg:height="0.725cm" svg:x="23.132cm" svg:y="5.8cm">
              <draw:text-box>
                <text:p><text:span text:style-name="T1">NA</text:span></text:p>
              </draw:text-box>
            </draw:frame>
            <draw:frame draw:style-name="gr1" draw:text-style-name="P1" draw:layer="layout" svg:width="1.099cm" svg:height="0.725cm" svg:x="23.131cm" svg:y="7.2cm">
              <draw:text-box>
                <text:p><text:span text:style-name="T1">N</text:span><text:span text:style-name="T1">A</text:span></text:p>
              </draw:text-box>
            </draw:frame>
            <draw:frame draw:style-name="gr1" draw:text-style-name="P1" draw:layer="layout" svg:width="1.099cm" svg:height="0.725cm" svg:x="23.132cm" svg:y="8.675cm">
              <draw:text-box>
                <text:p><text:span text:style-name="T1">NA</text:span></text:p>
              </draw:text-box>
            </draw:frame>
            <draw:frame draw:style-name="gr1" draw:text-style-name="P1" draw:layer="layout" svg:width="1.099cm" svg:height="0.725cm" svg:x="23.132cm" svg:y="10.075cm">
              <draw:text-box>
                <text:p><text:span text:style-name="T1">N</text:span><text:span text:style-name="T1">A</text:span></text:p>
              </draw:text-box>
            </draw:frame>
            <draw:frame draw:style-name="gr1" draw:text-style-name="P1" draw:layer="layout" svg:width="1.099cm" svg:height="0.725cm" svg:x="23.131cm" svg:y="11.5cm">
              <draw:text-box>
                <text:p><text:span text:style-name="T1">NA</text:span></text:p>
              </draw:text-box>
            </draw:frame>
            <draw:frame draw:style-name="gr1" draw:text-style-name="P1" draw:layer="layout" svg:width="1.099cm" svg:height="0.725cm" svg:x="23.131cm" svg:y="12.975cm">
              <draw:text-box>
                <text:p><text:span text:style-name="T1">N</text:span><text:span text:style-name="T1">A</text:span></text:p>
              </draw:text-box>
            </draw:frame>
            <draw:frame draw:style-name="gr1" draw:text-style-name="P1" draw:layer="layout" svg:width="1.099cm" svg:height="0.725cm" svg:x="24.569cm" svg:y="2.9cm">
              <draw:text-box>
                <text:p><text:span text:style-name="T1">NA</text:span></text:p>
              </draw:text-box>
            </draw:frame>
            <draw:frame draw:style-name="gr1" draw:text-style-name="P1" draw:layer="layout" svg:width="1.099cm" svg:height="0.725cm" svg:x="24.601cm" svg:y="4.36cm">
              <draw:text-box>
                <text:p><text:span text:style-name="T1">N</text:span><text:span text:style-name="T1">A</text:span></text:p>
              </draw:text-box>
            </draw:frame>
            <draw:frame draw:style-name="gr1" draw:text-style-name="P1" draw:layer="layout" svg:width="1.099cm" svg:height="0.725cm" svg:x="24.601cm" svg:y="5.785cm">
              <draw:text-box>
                <text:p><text:span text:style-name="T1">NA</text:span></text:p>
              </draw:text-box>
            </draw:frame>
            <draw:frame draw:style-name="gr1" draw:text-style-name="P1" draw:layer="layout" svg:width="1.099cm" svg:height="0.725cm" svg:x="24.6cm" svg:y="7.185cm">
              <draw:text-box>
                <text:p><text:span text:style-name="T1">N</text:span><text:span text:style-name="T1">A</text:span></text:p>
              </draw:text-box>
            </draw:frame>
            <draw:frame draw:style-name="gr1" draw:text-style-name="P1" draw:layer="layout" svg:width="1.099cm" svg:height="0.725cm" svg:x="24.601cm" svg:y="8.66cm">
              <draw:text-box>
                <text:p><text:span text:style-name="T1">NA</text:span></text:p>
              </draw:text-box>
            </draw:frame>
            <draw:frame draw:style-name="gr1" draw:text-style-name="P1" draw:layer="layout" svg:width="1.099cm" svg:height="0.725cm" svg:x="24.601cm" svg:y="10.06cm">
              <draw:text-box>
                <text:p><text:span text:style-name="T1">N</text:span><text:span text:style-name="T1">A</text:span></text:p>
              </draw:text-box>
            </draw:frame>
            <draw:frame draw:style-name="gr1" draw:text-style-name="P1" draw:layer="layout" svg:width="1.099cm" svg:height="0.725cm" svg:x="24.6cm" svg:y="11.485cm">
              <draw:text-box>
                <text:p><text:span text:style-name="T1">NA</text:span></text:p>
              </draw:text-box>
            </draw:frame>
            <draw:frame draw:style-name="gr1" draw:text-style-name="P1" draw:layer="layout" svg:width="1.099cm" svg:height="0.725cm" svg:x="24.6cm" svg:y="12.96cm">
              <draw:text-box>
                <text:p><text:span text:style-name="T1">N</text:span><text:span text:style-name="T1">A</text:span></text:p>
              </draw:text-box>
            </draw:frame>
            <draw:frame draw:style-name="gr1" draw:text-style-name="P1" draw:layer="layout" svg:width="1.099cm" svg:height="0.725cm" svg:x="20.201cm" svg:y="11.5cm">
              <draw:text-box>
                <text:p><text:span text:style-name="T1">NA</text:span></text:p>
              </draw:text-box>
            </draw:frame>
            <draw:frame draw:style-name="gr1" draw:text-style-name="P1" draw:layer="layout" svg:width="1.099cm" svg:height="0.725cm" svg:x="18.801cm" svg:y="11.5cm">
              <draw:text-box>
                <text:p><text:span text:style-name="T1">N</text:span><text:span text:style-name="T1">A</text:span></text:p>
              </draw:text-box>
            </draw:frame>
            <draw:frame draw:style-name="gr1" draw:text-style-name="P1" draw:layer="layout" svg:width="1.099cm" svg:height="0.725cm" svg:x="17.301cm" svg:y="11.5cm">
              <draw:text-box>
                <text:p><text:span text:style-name="T1">NA</text:span></text:p>
              </draw:text-box>
            </draw:frame>
            <draw:frame draw:style-name="gr1" draw:text-style-name="P1" draw:layer="layout" svg:width="1.099cm" svg:height="0.725cm" svg:x="15.9cm" svg:y="11.475cm">
              <draw:text-box>
                <text:p><text:span text:style-name="T1">N</text:span><text:span text:style-name="T1">A</text:span></text:p>
              </draw:text-box>
            </draw:frame>
            <draw:frame draw:style-name="gr1" draw:text-style-name="P1" draw:layer="layout" svg:width="1.099cm" svg:height="0.725cm" svg:x="14.401cm" svg:y="11.475cm">
              <draw:text-box>
                <text:p><text:span text:style-name="T1">NA</text:span></text:p>
              </draw:text-box>
            </draw:frame>
            <draw:frame draw:style-name="gr1" draw:text-style-name="P1" draw:layer="layout" svg:width="1.099cm" svg:height="0.725cm" svg:x="13cm" svg:y="11.475cm">
              <draw:text-box>
                <text:p><text:span text:style-name="T1">N</text:span><text:span text:style-name="T1">A</text:span></text:p>
              </draw:text-box>
            </draw:frame>
            <draw:frame draw:style-name="gr1" draw:text-style-name="P1" draw:layer="layout" svg:width="1.099cm" svg:height="0.725cm" svg:x="11.501cm" svg:y="11.5cm">
              <draw:text-box>
                <text:p><text:span text:style-name="T1">NA</text:span></text:p>
              </draw:text-box>
            </draw:frame>
            <draw:frame draw:style-name="gr1" draw:text-style-name="P1" draw:layer="layout" svg:width="1.099cm" svg:height="0.725cm" svg:x="10.1cm" svg:y="11.475cm">
              <draw:text-box>
                <text:p><text:span text:style-name="T1">N</text:span><text:span text:style-name="T1">A</text:span></text:p>
              </draw:text-box>
            </draw:frame>
            <draw:frame draw:style-name="gr1" draw:text-style-name="P1" draw:layer="layout" svg:width="1.099cm" svg:height="0.725cm" svg:x="8.601cm" svg:y="11.475cm">
              <draw:text-box>
                <text:p><text:span text:style-name="T1">NA</text:span></text:p>
              </draw:text-box>
            </draw:frame>
            <draw:frame draw:style-name="gr1" draw:text-style-name="P1" draw:layer="layout" svg:width="1.099cm" svg:height="0.725cm" svg:x="20.201cm" svg:y="12.925cm">
              <draw:text-box>
                <text:p><text:span text:style-name="T1">N</text:span><text:span text:style-name="T1">A</text:span></text:p>
              </draw:text-box>
            </draw:frame>
            <draw:frame draw:style-name="gr1" draw:text-style-name="P1" draw:layer="layout" svg:width="1.099cm" svg:height="0.725cm" svg:x="18.801cm" svg:y="12.925cm">
              <draw:text-box>
                <text:p><text:span text:style-name="T1">NA</text:span></text:p>
              </draw:text-box>
            </draw:frame>
            <draw:frame draw:style-name="gr1" draw:text-style-name="P1" draw:layer="layout" svg:width="1.099cm" svg:height="0.725cm" svg:x="17.301cm" svg:y="12.925cm">
              <draw:text-box>
                <text:p><text:span text:style-name="T1">N</text:span><text:span text:style-name="T1">A</text:span></text:p>
              </draw:text-box>
            </draw:frame>
            <draw:frame draw:style-name="gr1" draw:text-style-name="P1" draw:layer="layout" svg:width="1.099cm" svg:height="0.725cm" svg:x="15.9cm" svg:y="12.9cm">
              <draw:text-box>
                <text:p><text:span text:style-name="T1">NA</text:span></text:p>
              </draw:text-box>
            </draw:frame>
            <draw:frame draw:style-name="gr1" draw:text-style-name="P1" draw:layer="layout" svg:width="1.099cm" svg:height="0.725cm" svg:x="14.401cm" svg:y="12.9cm">
              <draw:text-box>
                <text:p><text:span text:style-name="T1">N</text:span><text:span text:style-name="T1">A</text:span></text:p>
              </draw:text-box>
            </draw:frame>
            <draw:frame draw:style-name="gr1" draw:text-style-name="P1" draw:layer="layout" svg:width="1.099cm" svg:height="0.725cm" svg:x="13cm" svg:y="12.9cm">
              <draw:text-box>
                <text:p><text:span text:style-name="T1">NA</text:span></text:p>
              </draw:text-box>
            </draw:frame>
            <draw:frame draw:style-name="gr1" draw:text-style-name="P1" draw:layer="layout" svg:width="1.099cm" svg:height="0.725cm" svg:x="11.501cm" svg:y="12.925cm">
              <draw:text-box>
                <text:p><text:span text:style-name="T1">N</text:span><text:span text:style-name="T1">A</text:span></text:p>
              </draw:text-box>
            </draw:frame>
            <draw:frame draw:style-name="gr1" draw:text-style-name="P1" draw:layer="layout" svg:width="1.099cm" svg:height="0.725cm" svg:x="10.1cm" svg:y="12.9cm">
              <draw:text-box>
                <text:p><text:span text:style-name="T1">NA</text:span></text:p>
              </draw:text-box>
            </draw:frame>
            <draw:frame draw:style-name="gr1" draw:text-style-name="P1" draw:layer="layout" svg:width="1.099cm" svg:height="0.725cm" svg:x="8.601cm" svg:y="12.9cm">
              <draw:text-box>
                <text:p><text:span text:style-name="T1">N</text:span><text:span text:style-name="T1">A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15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0T13:49:10.068653876</meta:creation-date>
    <dc:date>2022-04-21T13:50:20.975054501</dc:date>
    <meta:editing-duration>PT1H30M32S</meta:editing-duration>
    <meta:editing-cycles>4</meta:editing-cycles>
    <meta:generator>LibreOffice/7.1.7.2$Linux_X86_64 LibreOffice_project/10$Build-2</meta:generator>
    <meta:document-statistic meta:object-count="73"/>
  </office:meta>
</office:document-meta>
</file>